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0fa136"/>
    </style:style>
    <style:style style:name="P2" style:family="paragraph" style:parent-style-name="Header">
      <style:text-properties officeooo:paragraph-rsid="000fa136"/>
    </style:style>
    <style:style style:name="P3" style:family="paragraph" style:parent-style-name="Heading_20_1">
      <style:text-properties fo:text-transform="uppercase" style:font-name="Caladea" fo:font-size="18.2000007629395pt" fo:font-weight="normal" officeooo:rsid="00116034" officeooo:paragraph-rsid="00116034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4" style:family="paragraph" style:parent-style-name="Heading_20_1" style:list-style-name="">
      <style:text-properties officeooo:rsid="00191685" officeooo:paragraph-rsid="00191685"/>
    </style:style>
    <style:style style:name="P5" style:family="paragraph" style:parent-style-name="Heading_20_1">
      <style:paragraph-properties fo:break-before="page"/>
      <style:text-properties officeooo:rsid="00191685" officeooo:paragraph-rsid="00191685"/>
    </style:style>
    <style:style style:name="P6" style:family="paragraph" style:parent-style-name="Heading_20_1">
      <style:paragraph-properties fo:break-before="page"/>
      <style:text-properties officeooo:rsid="001b0319" officeooo:paragraph-rsid="001b0319"/>
    </style:style>
    <style:style style:name="P7" style:family="paragraph" style:parent-style-name="Heading_20_3">
      <style:text-properties officeooo:rsid="00116034" officeooo:paragraph-rsid="00116034"/>
    </style:style>
    <style:style style:name="P8" style:family="paragraph" style:parent-style-name="Heading_20_3">
      <style:text-properties officeooo:rsid="00121522" officeooo:paragraph-rsid="00121522"/>
    </style:style>
    <style:style style:name="P9" style:family="paragraph" style:parent-style-name="Heading_20_3" style:list-style-name="">
      <style:text-properties officeooo:rsid="0012c654" officeooo:paragraph-rsid="0012c654"/>
    </style:style>
    <style:style style:name="P10" style:family="paragraph" style:parent-style-name="Heading_20_3">
      <style:text-properties officeooo:rsid="0017dbc1" officeooo:paragraph-rsid="0017dbc1"/>
    </style:style>
    <style:style style:name="P11" style:family="paragraph" style:parent-style-name="Heading_20_3">
      <style:text-properties officeooo:rsid="0018d3e6" officeooo:paragraph-rsid="0018d3e6"/>
    </style:style>
    <style:style style:name="P12" style:family="paragraph" style:parent-style-name="Heading_20_3">
      <style:text-properties officeooo:rsid="00191685" officeooo:paragraph-rsid="00191685"/>
    </style:style>
    <style:style style:name="P13" style:family="paragraph" style:parent-style-name="Heading_20_3">
      <style:paragraph-properties fo:break-before="page"/>
      <style:text-properties officeooo:rsid="0012c654" officeooo:paragraph-rsid="0012c654"/>
    </style:style>
    <style:style style:name="P14" style:family="paragraph" style:parent-style-name="Text_20_body">
      <style:text-properties officeooo:rsid="00116034" officeooo:paragraph-rsid="00116034"/>
    </style:style>
    <style:style style:name="P15" style:family="paragraph" style:parent-style-name="Text_20_body" style:list-style-name="L1">
      <style:text-properties officeooo:rsid="00116034" officeooo:paragraph-rsid="00116034"/>
    </style:style>
    <style:style style:name="P16" style:family="paragraph" style:parent-style-name="Text_20_body">
      <style:text-properties officeooo:rsid="00121522" officeooo:paragraph-rsid="00121522"/>
    </style:style>
    <style:style style:name="P17" style:family="paragraph" style:parent-style-name="Text_20_body" style:list-style-name="L2">
      <style:text-properties officeooo:rsid="00121522" officeooo:paragraph-rsid="00121522"/>
    </style:style>
    <style:style style:name="P18" style:family="paragraph" style:parent-style-name="Text_20_body">
      <style:text-properties officeooo:rsid="0012c654" officeooo:paragraph-rsid="0012c654"/>
    </style:style>
    <style:style style:name="P19" style:family="paragraph" style:parent-style-name="Text_20_body" style:list-style-name="L3">
      <style:text-properties officeooo:rsid="0012c654" officeooo:paragraph-rsid="0012c654"/>
    </style:style>
    <style:style style:name="P20" style:family="paragraph" style:parent-style-name="Text_20_body">
      <style:text-properties officeooo:rsid="00140f2c" officeooo:paragraph-rsid="00140f2c"/>
    </style:style>
    <style:style style:name="P21" style:family="paragraph" style:parent-style-name="Text_20_body" style:list-style-name="L4">
      <style:text-properties officeooo:rsid="00140f2c" officeooo:paragraph-rsid="00140f2c"/>
    </style:style>
    <style:style style:name="P22" style:family="paragraph" style:parent-style-name="Text_20_body">
      <style:text-properties officeooo:rsid="0017dbc1" officeooo:paragraph-rsid="0017dbc1"/>
    </style:style>
    <style:style style:name="P23" style:family="paragraph" style:parent-style-name="Text_20_body" style:list-style-name="L5">
      <style:text-properties officeooo:rsid="0017dbc1" officeooo:paragraph-rsid="0017dbc1"/>
    </style:style>
    <style:style style:name="P24" style:family="paragraph" style:parent-style-name="Text_20_body" style:list-style-name="L6">
      <style:text-properties officeooo:rsid="0017dbc1" officeooo:paragraph-rsid="0017dbc1"/>
    </style:style>
    <style:style style:name="P25" style:family="paragraph" style:parent-style-name="Text_20_body">
      <style:text-properties officeooo:rsid="00184962" officeooo:paragraph-rsid="00184962"/>
    </style:style>
    <style:style style:name="P26" style:family="paragraph" style:parent-style-name="Text_20_body" style:list-style-name="L7">
      <style:text-properties officeooo:rsid="00184962" officeooo:paragraph-rsid="00184962"/>
    </style:style>
    <style:style style:name="P27" style:family="paragraph" style:parent-style-name="Text_20_body" style:list-style-name="L9">
      <style:text-properties officeooo:rsid="00184962" officeooo:paragraph-rsid="00184962"/>
    </style:style>
    <style:style style:name="P28" style:family="paragraph" style:parent-style-name="Text_20_body" style:list-style-name="L10">
      <style:text-properties officeooo:rsid="00184962" officeooo:paragraph-rsid="00184962"/>
    </style:style>
    <style:style style:name="P29" style:family="paragraph" style:parent-style-name="Text_20_body" style:list-style-name="L8">
      <style:text-properties officeooo:paragraph-rsid="00184962"/>
    </style:style>
    <style:style style:name="P30" style:family="paragraph" style:parent-style-name="Text_20_body">
      <style:text-properties officeooo:rsid="0018d3e6" officeooo:paragraph-rsid="0018d3e6"/>
    </style:style>
    <style:style style:name="P31" style:family="paragraph" style:parent-style-name="Text_20_body" style:list-style-name="L11">
      <style:text-properties officeooo:rsid="0018d3e6" officeooo:paragraph-rsid="0018d3e6"/>
    </style:style>
    <style:style style:name="P32" style:family="paragraph" style:parent-style-name="Text_20_body" style:list-style-name="L12">
      <style:text-properties officeooo:rsid="0018d3e6" officeooo:paragraph-rsid="0018d3e6"/>
    </style:style>
    <style:style style:name="P33" style:family="paragraph" style:parent-style-name="Text_20_body" style:list-style-name="L13">
      <style:text-properties officeooo:rsid="0018d3e6" officeooo:paragraph-rsid="0018d3e6"/>
    </style:style>
    <style:style style:name="P34" style:family="paragraph" style:parent-style-name="Text_20_body">
      <style:text-properties officeooo:rsid="00191685" officeooo:paragraph-rsid="00191685"/>
    </style:style>
    <style:style style:name="P35" style:family="paragraph" style:parent-style-name="Text_20_body" style:list-style-name="L14">
      <style:text-properties officeooo:rsid="00191685" officeooo:paragraph-rsid="00191685"/>
    </style:style>
    <style:style style:name="P36" style:family="paragraph" style:parent-style-name="Text_20_body" style:list-style-name="L15">
      <style:text-properties officeooo:rsid="00191685" officeooo:paragraph-rsid="00191685"/>
    </style:style>
    <style:style style:name="P37" style:family="paragraph" style:parent-style-name="Text_20_body">
      <style:text-properties style:font-name="Source Code Pro" officeooo:rsid="00191685" officeooo:paragraph-rsid="00191685"/>
    </style:style>
    <style:style style:name="P38" style:family="paragraph" style:parent-style-name="Text_20_body">
      <style:text-properties officeooo:paragraph-rsid="001b0319"/>
    </style:style>
    <style:style style:name="P39" style:family="paragraph" style:parent-style-name="Text_20_body">
      <style:paragraph-properties fo:break-before="page"/>
      <style:text-properties officeooo:rsid="00184962" officeooo:paragraph-rsid="00184962"/>
    </style:style>
    <style:style style:name="P40" style:family="paragraph" style:parent-style-name="Title">
      <style:text-properties officeooo:rsid="00116034" officeooo:paragraph-rsid="00116034"/>
    </style:style>
    <style:style style:name="T1" style:family="text">
      <style:text-properties officeooo:rsid="00116034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16034" style:font-size-asian="10.5pt"/>
    </style:style>
    <style:style style:name="T4" style:family="text">
      <style:text-properties style:font-name="Carlito" officeooo:rsid="00140f2c" style:font-size-asian="10.5pt"/>
    </style:style>
    <style:style style:name="T5" style:family="text">
      <style:text-properties fo:text-transform="uppercase" style:font-name="Caladea" fo:font-size="28pt" fo:font-weight="bold" style:font-name-asian="Source Han Sans CN Regular" style:font-size-asian="28pt" style:font-weight-asian="bold" style:font-name-complex="Lohit Devanagari" style:font-size-complex="28pt" style:font-weight-complex="bold"/>
    </style:style>
    <style:style style:name="T6" style:family="text">
      <style:text-properties style:font-name="Source Code Pro"/>
    </style:style>
    <style:style style:name="T7" style:family="text">
      <style:text-properties officeooo:rsid="0012c654"/>
    </style:style>
    <style:style style:name="T8" style:family="text">
      <style:text-properties officeooo:rsid="00140f2c"/>
    </style:style>
    <style:style style:name="T9" style:family="text">
      <style:text-properties officeooo:rsid="001849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5">Class design</text:span></text:p>
      <text:h text:style-name="P3" text:outline-level="1">code quality</text:h>
      <text:p text:style-name="P14">The quality aspect is much harder to understand compared to the logistical aspect. It is worth spending some time to think about.</text:p>
      <text:h text:style-name="P7" text:outline-level="3">Software changes</text:h>
      <text:p text:style-name="P14">Software is not like a novel that is written once and then remains unchanged. Software is extended, corrected, maintained, ported, adapted…</text:p>
      <text:p text:style-name="P14">The work is done by different people over time – think of Microsoft Word!</text:p>
      <text:p text:style-name="P14">There are only two options for software:</text:p>
      <text:list xml:id="list604188821" text:style-name="L1">
        <text:list-item>
          <text:p text:style-name="P15">It is continuously maintained</text:p>
        </text:list-item>
        <text:list-item>
          <text:p text:style-name="P15">It dies.</text:p>
        </text:list-item>
      </text:list>
      <text:p text:style-name="P14">Software that cannot be maintained will be thrown away.</text:p>
      <text:h text:style-name="P8" text:outline-level="3">The world of Zuul</text:h>
      <text:p text:style-name="P16">The Zuul Classes:</text:p>
      <text:list xml:id="list2027930399" text:style-name="L2">
        <text:list-item>
          <text:p text:style-name="P17"><text:span text:style-name="T6">Game</text:span>: The starting point and main control loop.</text:p>
        </text:list-item>
        <text:list-item>
          <text:p text:style-name="P17"><text:span text:style-name="T6">Room</text:span>: A room in the game.</text:p>
        </text:list-item>
        <text:list-item>
          <text:p text:style-name="P17"><text:span text:style-name="T6">Parser</text:span>: Reads user input <text:span text:style-name="T7">and breaks it into meaningful components</text:span></text:p>
        </text:list-item>
        <text:list-item>
          <text:p text:style-name="P17"><text:span text:style-name="T6">Command</text:span>: A user command.</text:p>
        </text:list-item>
        <text:list-item>
          <text:p text:style-name="P17"><text:span text:style-name="T6">CommandWords</text:span>: Recognised user commands.</text:p>
        </text:list-item>
      </text:list>
      <text:h text:style-name="P9" text:outline-level="3"/>
      <text:h text:style-name="P13" text:outline-level="3">Coupling <text:span text:style-name="T8">and cohesion</text:span></text:h>
      <text:p text:style-name="P18">Coupling refers to links between separate units of a program.</text:p>
      <text:list xml:id="list3342808726" text:style-name="L3">
        <text:list-item>
          <text:p text:style-name="P19">If two classes depend closely on many details of each other, we say they are tightly coupled.</text:p>
        </text:list-item>
        <text:list-item>
          <text:p text:style-name="P19">We aim for loose coupling.</text:p>
        </text:list-item>
        <text:list-item>
          <text:p text:style-name="P19">A class diagram provides hints at where coupling exists.</text:p>
        </text:list-item>
      </text:list>
      <text:p text:style-name="P20">Cohesion refers to the number and diversity of tasks that a single unit is responsible for.</text:p>
      <text:list xml:id="list3395762256" text:style-name="L4">
        <text:list-item>
          <text:p text:style-name="P21">If each unit is responsible for one single logical task, we say it has high cohesion.</text:p>
        </text:list-item>
        <text:list-item>
          <text:p text:style-name="P21">We aim for high cohesion.</text:p>
        </text:list-item>
        <text:list-item>
          <text:p text:style-name="P21">‘Unit’ applies to classes, methods and modules (packages).</text:p>
        </text:list-item>
      </text:list>
      <text:h text:style-name="P10" text:outline-level="3">Reducing coupling</text:h>
      <text:p text:style-name="P22">Encapsulation supports loose coupling.</text:p>
      <text:list xml:id="list1053759408" text:style-name="L5">
        <text:list-item>
          <text:p text:style-name="P23">Private elements cannot be referenced from outside the class.</text:p>
        </text:list-item>
        <text:list-item>
          <text:p text:style-name="P23">Reduces the impact of internal changes.</text:p>
        </text:list-item>
      </text:list>
      <text:p text:style-name="P22">Responsibility-driven design supports loose coupling.</text:p>
      <text:list xml:id="list2753815954" text:style-name="L6">
        <text:list-item>
          <text:p text:style-name="P24">Driven by data location.</text:p>
        </text:list-item>
        <text:list-item>
          <text:p text:style-name="P24">Enhanced by encapsulation.</text:p>
        </text:list-item>
      </text:list>
      <text:h text:style-name="Heading_20_1" text:outline-level="1">Responsibility-driven design</text:h>
      <text:p text:style-name="P25">Question: where should we add a new method?</text:p>
      <text:list xml:id="list1992864272" text:style-name="L8">
        <text:list-item>
          <text:p text:style-name="P29"><text:span text:style-name="T9">Each class should be responsible for manipulating its own data.</text:span></text:p>
        </text:list-item>
      </text:list>
      <text:list xml:id="list285545509" text:style-name="L7">
        <text:list-item>
          <text:p text:style-name="P26">The class that owns the data should be responsible for processing it.</text:p>
        </text:list-item>
        <text:list-item>
          <text:p text:style-name="P26">RDD leads to low coupling.</text:p>
        </text:list-item>
      </text:list>
      <text:p text:style-name="P25">One aim of reducing coupling and RDD is to localise change. When a change is needed, as few classes as possible should be affected.</text:p>
      <text:p text:style-name="P25">Implicit coupling - linkage not necessarily expressed via data and method interactions.</text:p>
      <text:list xml:id="list3408338382" text:style-name="L9">
        <text:list-item>
          <text:p text:style-name="P27">Can arise from assumptions about the way a class is implementing</text:p>
        </text:list-item>
        <text:list-item>
          <text:p text:style-name="P27">Satisfactory solution might require a small increase in explicit coupling.</text:p>
        </text:list-item>
      </text:list>
      <text:p text:style-name="P25"/>
      <text:p text:style-name="P39">High cohesion makes it easier to:</text:p>
      <text:list xml:id="list2592589226" text:style-name="L10">
        <text:list-item>
          <text:p text:style-name="P28">Understand what a class or method does;</text:p>
        </text:list-item>
        <text:list-item>
          <text:p text:style-name="P28">use descriptive names for variables, methods and classes;</text:p>
        </text:list-item>
        <text:list-item>
          <text:p text:style-name="P28">reuse classes and methods.</text:p>
        </text:list-item>
      </text:list>
      <text:p text:style-name="P30">Code duplication is…</text:p>
      <text:list xml:id="list3282309990" text:style-name="L11">
        <text:list-item>
          <text:p text:style-name="P31">An indicator of bad design</text:p>
        </text:list-item>
        <text:list-item>
          <text:p text:style-name="P31">Makes maintenance harder.</text:p>
        </text:list-item>
        <text:list-item>
          <text:p text:style-name="P31">Can lead to the introduction of inconsistencies and errors during maintenance/modification</text:p>
        </text:list-item>
        <text:list-item>
          <text:p text:style-name="P31">Occurs at both method and class level.</text:p>
        </text:list-item>
      </text:list>
      <text:h text:style-name="P11" text:outline-level="3">Thinking ahead</text:h>
      <text:p text:style-name="Text_20_body">When designing a class, we try to think about changes likely to be made in the future.</text:p>
      <text:list xml:id="list3561402002" text:style-name="L12">
        <text:list-item>
          <text:p text:style-name="P32">We aim to make those changes easy.</text:p>
        </text:list-item>
        <text:list-item>
          <text:p text:style-name="P32">This requires little more effort now to greatly reduce effort later.</text:p>
        </text:list-item>
        <text:list-item>
          <text:p text:style-name="P32">Think game engines!</text:p>
        </text:list-item>
      </text:list>
      <text:h text:style-name="P11" text:outline-level="3">Refactoring</text:h>
      <text:p text:style-name="P30">When classes are maintained code is usually added.</text:p>
      <text:list xml:id="list3181191298" text:style-name="L13">
        <text:list-item>
          <text:p text:style-name="P33">Classes and methods tend to become longer.</text:p>
        </text:list-item>
        <text:list-item>
          <text:p text:style-name="P33">Every now and then, classes and methods should be refactored to maintain cohesion and low coupling.</text:p>
        </text:list-item>
      </text:list>
      <text:h text:style-name="P12" text:outline-level="3">Design guidelines</text:h>
      <text:p text:style-name="P34">A method is too long if it does more than one logical task.</text:p>
      <text:p text:style-name="P34">A class is too complex if it represents more than one logical entity.</text:p>
      <text:p text:style-name="P34"/>
      <text:h text:style-name="P4" text:outline-level="1"/>
      <text:h text:style-name="P5" text:outline-level="1">Enumerated types</text:h>
      <text:p text:style-name="P34">This is a language feature.</text:p>
      <text:list xml:id="list3335212763" text:style-name="L14">
        <text:list-item>
          <text:p text:style-name="P35">Uses <text:span text:style-name="T6">enum</text:span> instead of <text:span text:style-name="T6">class</text:span> to introduce a name.</text:p>
        </text:list-item>
        <text:list-item>
          <text:p text:style-name="P35">Their simplest use is to define a set of significant names.</text:p>
          <text:list>
            <text:list-item>
              <text:p text:style-name="P35">Alternative to static <text:span text:style-name="T6">int</text:span> constants</text:p>
            </text:list-item>
            <text:list-item>
              <text:p text:style-name="P35">When the constants’ values would be arbitrary.</text:p>
            </text:list-item>
          </text:list>
        </text:list-item>
      </text:list>
      <text:h text:style-name="P12" text:outline-level="3">A basic enumerated type</text:h>
      <text:p text:style-name="P37">public enum CommandWord<text:line-break/>{<text:line-break/><text:tab/>// A value for each command word,<text:line-break/><text:tab/>// plus one for unrecognised commands.<text:line-break/><text:tab/>GO, QUIT, HELP, UNKNOWN;<text:line-break/>}</text:p>
      <text:p text:style-name="P34">Each name represent an object of the enum type, e.g., <text:span text:style-name="T6">CommandWord.HELP</text:span></text:p>
      <text:list xml:id="list2655958797" text:style-name="L15">
        <text:list-item>
          <text:p text:style-name="P36">Enum objects are not created directly.</text:p>
        </text:list-item>
        <text:list-item>
          <text:p text:style-name="P36">Enum definitions can also have fields, constructors and methods.</text:p>
        </text:list-item>
      </text:list>
      <text:p text:style-name="P34"/>
      <text:h text:style-name="P6" text:outline-level="1">Using Java without BlueJ</text:h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officeooo:rsid="00116034"/>
    </style:style>
    <style:style style:name="MT2" style:family="text">
      <style:text-properties officeooo:rsid="000fa136"/>
    </style:style>
    <style:style style:name="MT3" style:family="text">
      <style:text-properties style:font-name="Carlito" officeooo:rsid="00116034" style:font-size-asian="10.5pt"/>
    </style:style>
    <style:style style:name="MT4" style:family="text">
      <style:text-properties style:font-name="Carlito" officeooo:rsid="00140f2c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span text:style-name="MT2"><text:tab/></text:span><text:span text:style-name="MT3">Programming Practice and Application</text:span><text:span text:style-name="MT2"><text:tab/></text:span><text:span text:style-name="MT3">17/11/2020</text:span></text:p>
      </style:header>
      <style:footer>
        <text:p text:style-name="MP2"><text:span text:style-name="MT2">Aaron Patrick Monte<text:tab/></text:span><text:span text:style-name="MT4">Class Design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7T08:26:53.757769705</meta:creation-date>
    <dc:title>Notetaking</dc:title>
    <meta:generator>LibreOffice/7.0.2.2$Linux_X86_64 LibreOffice_project/00$Build-2</meta:generator>
    <meta:editing-duration>PT3M57S</meta:editing-duration>
    <meta:editing-cycles>2</meta:editing-cycles>
    <dc:date>2020-11-17T12:45:32.846645812</dc:date>
    <meta:document-statistic meta:table-count="0" meta:image-count="0" meta:object-count="0" meta:page-count="5" meta:paragraph-count="77" meta:word-count="640" meta:character-count="3743" meta:non-whitespace-character-count="3216"/>
    <meta:template xlink:type="simple" xlink:actuate="onRequest" xlink:title="Notetaking" xlink:href="../../../../../.config/libreoffice/4/user/template/Notetaking.ott" meta:date="2020-11-17T08:26:53.002626075"/>
  </office:meta>
</office:document-meta>
</file>